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7bb" officeooo:paragraph-rsid="000f47bb"/>
    </style:style>
    <style:style style:name="P2" style:family="paragraph" style:parent-style-name="Standard">
      <style:text-properties officeooo:rsid="000f47bb" officeooo:paragraph-rsid="000f47bb"/>
    </style:style>
    <style:style style:name="P3" style:family="paragraph" style:parent-style-name="Standard">
      <style:text-properties officeooo:rsid="00122a42" officeooo:paragraph-rsid="001314e7"/>
    </style:style>
    <style:style style:name="P4" style:family="paragraph" style:parent-style-name="Standard">
      <style:text-properties officeooo:rsid="001726ac" officeooo:paragraph-rsid="001726ac"/>
    </style:style>
    <style:style style:name="P5" style:family="paragraph" style:parent-style-name="Standard">
      <style:text-properties fo:font-weight="bold" officeooo:rsid="00143fb1" officeooo:paragraph-rsid="00143fb1" style:font-weight-asian="bold" style:font-weight-complex="bold"/>
    </style:style>
    <style:style style:name="P6" style:family="paragraph" style:parent-style-name="Standard">
      <style:text-properties fo:font-weight="bold" officeooo:rsid="001726ac" officeooo:paragraph-rsid="001726ac" style:font-weight-asian="bold" style:font-weight-complex="bold"/>
    </style:style>
    <style:style style:name="P7" style:family="paragraph" style:parent-style-name="Standard">
      <style:text-properties fo:font-weight="bold" officeooo:rsid="00122a42" officeooo:paragraph-rsid="00122a42" style:font-weight-asian="bold" style:font-weight-complex="bold"/>
    </style:style>
    <style:style style:name="P8" style:family="paragraph" style:parent-style-name="Standard">
      <style:text-properties fo:font-weight="bold" officeooo:rsid="00175c63" officeooo:paragraph-rsid="00175c63" style:font-weight-asian="bold" style:font-weight-complex="bold"/>
    </style:style>
    <style:style style:name="P9" style:family="paragraph" style:parent-style-name="Standard">
      <style:text-properties fo:font-weight="bold" officeooo:rsid="0019865e" officeooo:paragraph-rsid="0019865e" style:font-weight-asian="bold" style:font-weight-complex="bold"/>
    </style:style>
    <style:style style:name="P10" style:family="paragraph" style:parent-style-name="Standard">
      <style:text-properties officeooo:rsid="00175c63" officeooo:paragraph-rsid="00175c63"/>
    </style:style>
    <style:style style:name="T1" style:family="text">
      <style:text-properties officeooo:rsid="000f946e"/>
    </style:style>
    <style:style style:name="T2" style:family="text">
      <style:text-properties officeooo:rsid="0010d574"/>
    </style:style>
    <style:style style:name="T3" style:family="text">
      <style:text-properties officeooo:rsid="001314e7"/>
    </style:style>
    <style:style style:name="T4" style:family="text">
      <style:text-properties officeooo:rsid="0015815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865e" style:font-weight-asian="normal" style:font-weight-complex="normal"/>
    </style:style>
    <style:style style:name="T7" style:family="text">
      <style:text-properties officeooo:rsid="0019865e"/>
    </style:style>
    <style:style style:name="T8" style:family="text">
      <style:text-properties officeooo:rsid="001b6dae"/>
    </style:style>
    <style:style style:name="T9" style:family="text">
      <style:text-properties officeooo:rsid="001c28c1"/>
    </style:style>
    <style:style style:name="T10" style:family="text">
      <style:text-properties officeooo:rsid="001ca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e Crane</text:p>
      <text:p text:style-name="P1">4/16/2015</text:p>
      <text:p text:style-name="P1"/>
      <text:p text:style-name="P1">For this project I <text:span text:style-name="T2">chose to </text:span>use <text:span text:style-name="T1">Ubuntu 14.10</text:span> 32-bit <text:span text:style-name="T2">because it is my prefered distrobution of linux.</text:span></text:p>
      <text:p text:style-name="P1"/>
      <text:p text:style-name="P1">The first thing that I did to allow buffer overflow exploits was disable address space randomization.</text:p>
      <text:p text:style-name="P1"/>
      <text:p text:style-name="P1">I accomplished this by using the following command: <text:s/>sudo sysctl -w kernel.randomize_va_space=0</text:p>
      <text:p text:style-name="P1"/>
      <text:p text:style-name="P1">The second thing I did to allow buffer overflow exploits was install zsh.</text:p>
      <text:p text:style-name="P1">I accomplished this by using the following command: sudo apt-get install zsh</text:p>
      <text:p text:style-name="P1"/>
      <text:p text:style-name="P1">The next thing I did was remove the symbolic link located at /bin/sh and replace it with a link that pointed to /bin/zsh. I did this because the shellcode that was provided to me executes /bin/sh and <text:span text:style-name="T8">the instructions say to use zsh</text:span>.</text:p>
      <text:p text:style-name="P1"/>
      <text:p text:style-name="P5">Task 1:</text:p>
      <text:p text:style-name="P1"><text:span text:style-name="T9">For the first task, I </text:span>modif<text:span text:style-name="T9">ied</text:span> the exploit program to store the provided assembly version of the shell code along with NOPs into memory. Next, I compiled the exploit program <text:s/>using the following command: gcc -o exploit exploit.c -std=c99</text:p>
      <text:p text:style-name="P1">I then ran exploit to create badfile.</text:p>
      <text:p text:style-name="P1"/>
      <text:p text:style-name="P1">Next, I compiled the stack program using the following command: </text:p>
      <text:p text:style-name="P1">sudo gcc -o stack stack.c -zexecstack -fno-stack-protector</text:p>
      <text:p text:style-name="P1"/>
      <text:p text:style-name="P1">Then I set the stack file's permissions to -rwsr-xr-x by using the following command:</text:p>
      <text:p text:style-name="P1">sudo chmod 4755 stack</text:p>
      <text:p text:style-name="P1"/>
      <text:p text:style-name="P1">I then ran the stack program and was presented with <text:s/>the zsh prompt. By using the id command I was able to verify that I had obtained <text:span text:style-name="T4">an euid of 0(root)</text:span>.</text:p>
      <text:p text:style-name="P1"/>
      <text:p text:style-name="P6">Task 2:</text:p>
      <text:p text:style-name="P4"><text:tab/>In my tests, bash <text:span text:style-name="T10">did </text:span>not seem to behave any differently than zsh. I was able to get a euid of 0 using both shells.</text:p>
      <text:p text:style-name="P1"/>
      <text:p text:style-name="P1"/>
      <text:p text:style-name="P7">Task 3:</text:p>
      <text:p text:style-name="P3"><text:tab/><text:span text:style-name="T3">When I e</text:span>nabl<text:span text:style-name="T3">e</text:span> address randomization <text:span text:style-name="T3">and attempt to smash the stack I get a Segmentation fault. If run the following command, a shell is eventually spawned, but it takes a significant amount of time.</text:span></text:p>
      <text:p text:style-name="P10">Command: sh -c "while [ 1 ]; do ./stack; done;"</text:p>
      <text:p text:style-name="P3"/>
      <text:p text:style-name="P8">Task 4:</text:p>
      <text:p text:style-name="P8"><text:tab/><text:span text:style-name="T6">When I compile sand run tack without disabling the stack protection, I get the following message:</text:span></text:p>
      <text:p text:style-name="P9"><text:span text:style-name="T5">*** stack smashing detected ***: ./stack terminated</text:span></text:p>
      <text:p text:style-name="P9"><text:span text:style-name="T5">./test_exploit.sh: line 21: <text:s/>7470 Aborted <text:s text:c="16"/>(core dumped) ./sta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</meta:initial-creator>
    <meta:creation-date>2015-04-07T12:20:28.864504977</meta:creation-date>
    <dc:date>2015-04-14T20:44:47.709473406</dc:date>
    <meta:editing-duration>PT3H4M40S</meta:editing-duration>
    <meta:editing-cycles>25</meta:editing-cycles>
    <meta:generator>LibreOffice/4.3.3.2$Linux_x86 LibreOffice_project/430m0$Build-2</meta:generator>
    <meta:document-statistic meta:table-count="0" meta:image-count="0" meta:object-count="0" meta:page-count="1" meta:paragraph-count="25" meta:word-count="337" meta:character-count="1969" meta:non-whitespace-character-count="1633"/>
  </office:meta>
</office:document-meta>
</file>